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1D6E7B652753491120B.png" manifest:media-type="image/png"/>
  <manifest:file-entry manifest:full-path="Pictures/1000020100000430000002D83FCFDD4AAB16173F.png" manifest:media-type="image/png"/>
  <manifest:file-entry manifest:full-path="Pictures/100002010000042E0000023C1ADE176B446741A3.png" manifest:media-type="image/png"/>
  <manifest:file-entry manifest:full-path="Pictures/1000020100000432000001D41CEBC609B1EFF62B.png" manifest:media-type="image/png"/>
  <manifest:file-entry manifest:full-path="Pictures/1000020100000431000001DAFC6AC097C376432A.png" manifest:media-type="image/png"/>
  <manifest:file-entry manifest:full-path="Pictures/1000020100000432000001E3F5181EF435A77772.png" manifest:media-type="image/png"/>
  <manifest:file-entry manifest:full-path="Pictures/100002010000042F000001D986D9C769F15AF140.png" manifest:media-type="image/png"/>
  <manifest:file-entry manifest:full-path="Pictures/100002010000042F000001D5CCF1EE31D13DE5D1.png" manifest:media-type="image/png"/>
  <manifest:file-entry manifest:full-path="Pictures/1000020100000430000001DD43B9B8CD8B495660.png" manifest:media-type="image/png"/>
  <manifest:file-entry manifest:full-path="Pictures/100002010000042F000001DAF33BC4524E599476.png" manifest:media-type="image/png"/>
  <manifest:file-entry manifest:full-path="Pictures/1000020100000432000001D29FE5EC4E74C3C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507cm" draw:z-index="0"><draw:image xlink:href="Pictures/100002010000042F000001D986D9C769F15AF140.png" xlink:type="simple" xlink:show="embed" xlink:actuate="onLoad" loext:mime-type="image/png"/></draw:frame><draw:frame draw:style-name="fr2" draw:name="Image2" text:anchor-type="paragraph" svg:x="-0.185cm" svg:y="8.643cm" svg:width="17cm" svg:height="7.645cm" draw:z-index="1"><draw:image xlink:href="Pictures/1000020100000432000001E3F5181EF435A77772.png" xlink:type="simple" xlink:show="embed" xlink:actuate="onLoad" loext:mime-type="image/png"/></draw:frame><draw:frame draw:style-name="fr2" draw:name="Image3" text:anchor-type="paragraph" svg:x="-0.026cm" svg:y="17.478cm" svg:width="17cm" svg:height="7.444cm" draw:z-index="2"><draw:image xlink:href="Pictures/100002010000042F000001D5CCF1EE31D13DE5D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cm" svg:y="-1.027cm" svg:width="17cm" svg:height="7.564cm" draw:z-index="3"><draw:image xlink:href="Pictures/1000020100000430000001DD43B9B8CD8B495660.png" xlink:type="simple" xlink:show="embed" xlink:actuate="onLoad" loext:mime-type="image/png"/></draw:frame><text:soft-page-break/></text:p>
      <text:p text:style-name="Standard"><draw:frame draw:style-name="fr2" draw:name="Image5" text:anchor-type="paragraph" svg:x="0cm" svg:y="1.461cm" svg:width="17cm" svg:height="7.375cm" draw:z-index="4"><draw:image xlink:href="Pictures/1000020100000432000001D29FE5EC4E74C3CB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x="0cm" svg:y="1.139cm" svg:width="17cm" svg:height="7.523cm" draw:z-index="5"><draw:image xlink:href="Pictures/100002010000042F000001DAF33BC4524E599476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paragraph" svg:x="0.026cm" svg:y="0.007cm" svg:width="17cm" svg:height="7.407cm" draw:z-index="6"><draw:image xlink:href="Pictures/1000020100000432000001D41CEBC609B1EFF62B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8" text:anchor-type="paragraph" svg:width="17cm" svg:height="7.509cm" draw:z-index="7"><draw:image xlink:href="Pictures/1000020100000431000001DAFC6AC097C376432A.png" xlink:type="simple" xlink:show="embed" xlink:actuate="onLoad" loext:mime-type="image/png"/></draw:frame><draw:frame draw:style-name="fr2" draw:name="Image9" text:anchor-type="paragraph" svg:x="0cm" svg:y="9.086cm" svg:width="17cm" svg:height="9.088cm" draw:z-index="8"><draw:image xlink:href="Pictures/100002010000042E0000023C1ADE176B446741A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0" text:anchor-type="paragraph" svg:x="0cm" svg:y="1cm" svg:width="17cm" svg:height="11.545cm" draw:z-index="9"><draw:image xlink:href="Pictures/1000020100000430000002D83FCFDD4AAB16173F.png" xlink:type="simple" xlink:show="embed" xlink:actuate="onLoad" loext:mime-type="image/png"/></draw:frame><draw:frame draw:style-name="fr2" draw:name="Image11" text:anchor-type="paragraph" svg:x="0cm" svg:y="15.002cm" svg:width="17cm" svg:height="7.452cm" draw:z-index="10"><draw:image xlink:href="Pictures/1000020100000430000001D6E7B652753491120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42:41.648602262</meta:creation-date>
    <meta:print-date>2018-10-15T21:52:24.937845077</meta:print-date>
    <dc:date>2018-10-15T22:01:48.831881208</dc:date>
    <meta:editing-duration>PT8M57S</meta:editing-duration>
    <meta:editing-cycles>1</meta:editing-cycles>
    <meta:document-statistic meta:table-count="0" meta:image-count="11" meta:object-count="0" meta:page-count="4" meta:paragraph-count="0" meta:word-count="0" meta:character-count="0" meta:non-whitespace-character-count="0"/>
    <meta:generator>LibreOffice/6.0.6.2$Linux_X86_64 LibreOffice_project/00m0$Build-2</meta:generator>
  </office:meta>
</office:document-meta>
</file>